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5pt solid #000000" fo:border-right="none" fo:border-top="0.5pt solid #000000" fo:border-bottom="none"/>
    </style:style>
    <style:style style:name="Tableau1.B1" style:family="table-cell">
      <style:table-cell-properties fo:padding="0.097cm" fo:border-left="0.5pt solid #000000" fo:border-right="0.5pt solid #000000" fo:border-top="0.5pt solid #000000" fo:border-bottom="none"/>
    </style:style>
    <style:style style:name="Tableau1.A2" style:family="table-cell">
      <style:table-cell-properties fo:padding="0.097cm" fo:border-left="0.5pt solid #000000" fo:border-right="none" fo:border-top="none" fo:border-bottom="none"/>
    </style:style>
    <style:style style:name="Tableau1.B2" style:family="table-cell">
      <style:table-cell-properties fo:padding="0.097cm" fo:border-left="0.5pt solid #000000" fo:border-right="0.5pt solid #000000" fo:border-top="none" fo:border-bottom="none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d9b10" officeooo:paragraph-rsid="001d9b10"/>
    </style:style>
    <style:style style:name="P2" style:family="paragraph" style:parent-style-name="Standard">
      <style:paragraph-properties fo:break-before="page"/>
      <style:text-properties officeooo:rsid="001d9b10" officeooo:paragraph-rsid="001d9b10"/>
    </style:style>
    <style:style style:name="P3" style:family="paragraph" style:parent-style-name="Standard">
      <style:text-properties officeooo:rsid="001d9b10" officeooo:paragraph-rsid="001edc2d"/>
    </style:style>
    <style:style style:name="P4" style:family="paragraph" style:parent-style-name="Table_20_Contents">
      <style:text-properties officeooo:rsid="001d9b10" officeooo:paragraph-rsid="001d9b10"/>
    </style:style>
    <style:style style:name="P5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1edc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initions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5">assertion</text:p>
          </table:table-cell>
          <table:table-cell table:style-name="Tableau1.B1" office:value-type="string">
            <text:p text:style-name="P5">Intuitivement, une assertion est une phrase mathématique qui est soit vraie soit fausse.</text:p>
          </table:table-cell>
        </table:table-row>
        <table:table-row>
          <table:table-cell table:style-name="Tableau1.A2" office:value-type="string">
            <text:p text:style-name="P2">Soit P une assertion.</text:p>
            <text:p text:style-name="P1">négation de P</text:p>
          </table:table-cell>
          <table:table-cell table:style-name="Tableau1.B2" office:value-type="string">
            <text:p text:style-name="P1">Soit P une assertion.</text:p>
            <text:p text:style-name="P1">On appelle négation de P, et l’on note <text:span text:style-name="T1">NON</text:span> P, toute assertion qui est vraie lorsque P est fausse et fausse sinon.</text:p>
          </table:table-cell>
        </table:table-row>
        <table:table-row>
          <table:table-cell table:style-name="Tableau1.A3" office:value-type="string">
            <text:p text:style-name="P2">Soit P et Q deux assertions.</text:p>
            <text:p text:style-name="P3">conjonction de P et Q</text:p>
          </table:table-cell>
          <table:table-cell table:style-name="Tableau1.B3" office:value-type="string">
            <text:p text:style-name="P3">Soit P et Q deux assertions.</text:p>
            <text:p text:style-name="P3">On appelle <text:span text:style-name="T1">c</text:span>onjonction de P et Q, et l’on note P <text:span text:style-name="T1">ET</text:span> Q, toute assertion qui est vraie lorsque les assertions P, Q sont toutes les deux vraies, et fausse sinon.</text:p>
          </table:table-cell>
        </table:table-row>
      </table:table>
      <text:p text:style-name="P1"/>
      <text:p text:style-name="P1">Soit P et Q deux assertions. On appelle • conjonction de P et Q, et l’on note P et Q, toute assertion qui est vraie lorsque les assertions P, Q sont toutes les deux vraies, et fausse sinon ; • disjonction de P et Q, et l’on note P ou Q, toute assertion qui est vraie lorsqu’au moins l’une des deux assertions P, Q est vraie, et fausse sinon ; • équivalence entre P et Q, et l’on note P ⇔ Q, toute assertion qui est vraie lorsque les assertions P , Q sont toutes les deux vraies ou toutes les deux fausses, et fausse sinon ; • implication de Q par P , et l’on note P ⇒ Q, toute assertion qui est fausse lorsque P est vraie et Q est fausse, et vraie dans tous les autres cas.</text:p>
      <text:p text:style-name="P1"/>
      <text:p text:style-name="P1">(Page 9)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1T19:51:59.198000000</meta:creation-date>
    <meta:generator>LibreOffice/7.4.3.2$Windows_X86_64 LibreOffice_project/1048a8393ae2eeec98dff31b5c133c5f1d08b890</meta:generator>
    <dc:date>2025-04-01T19:56:24.625000000</dc:date>
    <meta:editing-duration>PT4M25S</meta:editing-duration>
    <meta:editing-cycles>2</meta:editing-cycles>
    <meta:document-statistic meta:table-count="1" meta:image-count="0" meta:object-count="0" meta:page-count="1" meta:paragraph-count="13" meta:word-count="238" meta:character-count="1194" meta:non-whitespace-character-count="968"/>
  </office:meta>
</office:document-meta>
</file>